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" style:parent-style-name="Normal" style:family="paragraph">
      <style:paragraph-properties fo:text-align="justify" style:writing-mode="rl-tb" fo:margin-top="0.0833in" fo:margin-bottom="0in" fo:line-height="100%"/>
    </style:style>
    <style:style style:name="T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" style:parent-style-name="Normal" style:family="paragraph">
      <style:paragraph-properties fo:text-align="justify" style:writing-mode="rl-tb" fo:margin-top="0.0833in" fo:margin-bottom="0in" fo:line-height="100%"/>
    </style:style>
    <style:style style:name="T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1" style:parent-style-name="Normal" style:family="paragraph">
      <style:paragraph-properties fo:text-align="justify" style:writing-mode="rl-tb" fo:margin-top="0.0833in" fo:margin-bottom="0in" fo:line-height="100%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" style:parent-style-name="Normal" style:family="paragraph">
      <style:paragraph-properties fo:text-align="justify" style:writing-mode="rl-tb" fo:margin-top="0.0833in" fo:margin-bottom="0in" fo:line-height="100%"/>
    </style:style>
    <style:style style:name="T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" style:parent-style-name="Normal" style:family="paragraph">
      <style:paragraph-properties fo:text-align="justify" style:writing-mode="rl-tb" fo:margin-top="0.0833in" fo:margin-bottom="0in" fo:line-height="100%"/>
    </style:style>
    <style:style style:name="T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5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0" style:parent-style-name="Normal" style:family="paragraph">
      <style:paragraph-properties fo:text-align="justify" style:writing-mode="rl-tb" fo:margin-top="0.0833in" fo:margin-bottom="0in" fo:line-height="100%"/>
    </style:style>
    <style:style style:name="T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" style:parent-style-name="Normal" style:family="paragraph">
      <style:paragraph-properties fo:text-align="justify" style:writing-mode="rl-tb" fo:margin-top="0.0833in" fo:margin-bottom="0in" fo:line-height="100%"/>
    </style:style>
    <style:style style:name="T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" style:parent-style-name="Normal" style:family="paragraph">
      <style:paragraph-properties fo:text-align="justify" style:writing-mode="rl-tb" fo:margin-top="0.0833in" fo:margin-bottom="0in" fo:line-height="100%"/>
    </style:style>
    <style:style style:name="T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1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4" style:parent-style-name="Normal" style:family="paragraph">
      <style:paragraph-properties fo:text-align="justify" style:writing-mode="rl-tb" fo:margin-top="0.0833in" fo:margin-bottom="0in" fo:line-height="100%"/>
    </style:style>
    <style:style style:name="T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6" style:parent-style-name="Normal" style:family="paragraph">
      <style:paragraph-properties fo:text-align="justify" style:writing-mode="rl-tb" fo:margin-top="0.0833in" fo:margin-bottom="0in" fo:line-height="100%"/>
    </style:style>
    <style:style style:name="T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16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4" style:parent-style-name="Normal" style:family="paragraph">
      <style:paragraph-properties fo:text-align="justify" style:writing-mode="rl-tb" fo:margin-top="0.0833in" fo:margin-bottom="0in" fo:line-height="100%"/>
    </style:style>
    <style:style style:name="T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20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7" style:parent-style-name="Normal" style:family="paragraph">
      <style:paragraph-properties fo:text-align="justify" style:writing-mode="rl-tb" fo:margin-top="0.0833in" fo:margin-bottom="0in" fo:line-height="100%"/>
    </style:style>
    <style:style style:name="T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29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94" style:parent-style-name="Normal" style:family="paragraph">
      <style:paragraph-properties fo:text-align="justify" style:writing-mode="rl-tb" fo:margin-top="0.0833in" fo:margin-bottom="0in" fo:line-height="100%"/>
    </style:style>
    <style:style style:name="T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6" style:parent-style-name="Normal" style:family="paragraph">
      <style:paragraph-properties fo:text-align="justify" style:writing-mode="rl-tb" fo:margin-top="0.0833in" fo:margin-bottom="0in" fo:line-height="100%"/>
    </style:style>
    <style:style style:name="T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33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0" style:parent-style-name="Normal" style:family="paragraph">
      <style:paragraph-properties fo:text-align="justify" style:writing-mode="rl-tb" fo:margin-top="0.0833in" fo:margin-bottom="0in" fo:line-height="100%"/>
    </style:style>
    <style:style style:name="T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9" style:parent-style-name="Normal" style:family="paragraph">
      <style:paragraph-properties fo:text-align="justify" style:writing-mode="rl-tb" fo:margin-top="0.0833in" fo:margin-bottom="0in" fo:line-height="100%"/>
    </style:style>
    <style:style style:name="T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39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98" style:parent-style-name="Normal" style:family="paragraph">
      <style:paragraph-properties fo:text-align="justify" style:writing-mode="rl-tb" fo:margin-top="0.0833in" fo:margin-bottom="0in" fo:line-height="100%"/>
    </style:style>
    <style:style style:name="T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8" style:parent-style-name="Normal" style:family="paragraph">
      <style:paragraph-properties fo:text-align="justify" style:writing-mode="rl-tb" fo:margin-top="0.0833in" fo:margin-bottom="0in" fo:line-height="100%"/>
    </style:style>
    <style:style style:name="T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44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45" style:parent-style-name="Normal" style:family="paragraph">
      <style:paragraph-properties fo:text-align="justify" style:writing-mode="rl-tb" fo:margin-top="0.0833in" fo:margin-bottom="0in" fo:line-height="100%"/>
    </style:style>
    <style:style style:name="T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2" style:parent-style-name="Normal" style:family="paragraph">
      <style:paragraph-properties fo:text-align="justify" style:writing-mode="rl-tb" fo:margin-top="0.0833in" fo:margin-bottom="0in" fo:line-height="100%"/>
    </style:style>
    <style:style style:name="T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Amos 1</text:span>‬‬</text:p>
      <text:p text:style-name="P3"><text:span text:style-name="T4">1</text:span><text:span text:style-name="T5"> דִּבְרֵ֣י עָמ֔וֹס אֲשֶׁר־הָיָ֥ה בַנֹּקְדִ֖ים מִתְּק֑וֹעַ אֲשֶׁר֩ חָזָ֨ה עַל־יִשְׂרָאֵ֜ל בִּימֵ֣י ׀ עֻזִיָּ֣ה מֶֽלֶךְ־יְהוּדָ֗ה וּבִימֵ֞י יָרָבְעָ֤ם בֶּן־יוֹאָשׁ֙ מֶ֣לֶךְ יִשְׂרָאֵ֔ל שְׁנָתַ֖יִם לִפְנֵ֥י הָרָֽעַשׁ׃<text:s/></text:span><text:span text:style-name="T6">2</text:span><text:span text:style-name="T7"> וַיֹּאמַ֓ר ׀ יְהוָה֙ מִצִיּ֣וֹן יִשְׁאָ֔ג וּמִירוּשָׁלַ֖͏ִם יִתֵּ֣ן קוֹל֑וֹ וְאָֽבְלוּ֙ נְא֣וֹת הָרֹעִ֔ים וְיָבֵ֖שׁ רֹ֥אשׁ הַכַּרְמֶֽל׃<text:s/></text:span><text:span text:style-name="T8">פ<text:s/></text:span><text:span text:style-name="T9">‬</text:span>‬‬</text:p>
      <text:p text:style-name="P10"><text:span text:style-name="T11">3</text:span><text:span text:style-name="T12"> כֹּ֚ה אָמַ֣ר יְהוָ֔ה עַל־שְׁלֹשָׁה֙ פִּשְׁעֵ֣י דַמֶּ֔שֶׂק וְעַל־אַרְבָּעָ֖ה לֹ֣א אֲשִׁיבֶ֑נּוּ עַל־דּוּשָׁ֛ם בַּחֲרֻצ֥וֹת הַבַּרְזֶ֖ל אֶת־הַגִּלְעָֽד׃<text:s/></text:span><text:span text:style-name="T13">‬</text:span>‬<text:span text:style-name="T14">4</text:span><text:span text:style-name="T15"> וְשִׁלַּ֥חְתִּי אֵ֖שׁ בְּבֵ֣ית חֲזָאֵ֑ל וְאָכְלָ֖ה אַרְמְנ֥וֹת בֶּן־הֲדָֽד׃<text:s/></text:span><text:span text:style-name="T16">‬</text:span>‬<text:span text:style-name="T17">5</text:span><text:span text:style-name="T18"> וְשָֽׁבַרְתִּי֙ בְּרִ֣יחַ דַּמֶּ֔שֶׂק וְהִכְרַתִּ֤י יוֹשֵׁב֙ מִבִּקְעַת־אָ֔וֶן וְתוֹמֵ֥ךְ שֵׁ֖בֶט מִבֵּ֣ית עֶ֑דֶן וְגָל֧וּ עַם־אֲרָ֛ם קִ֖ירָה אָמַ֥ר יְהוָֽה׃<text:s/></text:span><text:span text:style-name="T19">פ<text:s/></text:span><text:span text:style-name="T20">‬</text:span>‬‬‬‬</text:p>
      <text:p text:style-name="P21"><text:span text:style-name="T22">6</text:span><text:span text:style-name="T23"> כֹּ֚ה אָמַ֣ר יְהוָ֔ה עַל־שְׁלֹשָׁה֙ פִּשְׁעֵ֣י עַזָּ֔ה וְעַל־אַרְבָּעָ֖ה לֹ֣א אֲשִׁיבֶ֑נּוּ עַל־הַגְלוֹתָ֛ם גָּל֥וּת שְׁלֵמָ֖ה לְהַסְגִּ֥יר לֶאֱדֽוֹם׃<text:s/></text:span><text:span text:style-name="T24">‬</text:span>‬<text:span text:style-name="T25">7</text:span><text:span text:style-name="T26"> וְשִׁלַּ֥חְתִּי אֵ֖שׁ בְּחוֹמַ֣ת עַזָּ֑ה וְאָכְלָ֖ה אַרְמְנֹתֶֽיהָ׃<text:s/></text:span><text:span text:style-name="T27">‬</text:span>‬<text:span text:style-name="T28">8</text:span><text:span text:style-name="T29"> וְהִכְרַתִּ֤י יוֹשֵׁב֙ מֵֽאַשְׁדּ֔וֹד וְתוֹמֵ֥ךְ שֵׁ֖בֶט מֵֽאַשְׁקְל֑וֹן וַהֲשִׁיב֨וֹתִי יָדִ֜י עַל־עֶקְר֗וֹן וְאָֽבְדוּ֙ שְׁאֵרִ֣ית פְּלִשְׁתִּ֔ים אָמַ֖ר אֲדֹנָ֥י יְהוִֽה׃<text:s/></text:span><text:span text:style-name="T30">פ<text:s/></text:span>‬‬‬</text:p>
      <text:p text:style-name="P31"><text:span text:style-name="T32">‬</text:span>‬<text:span text:style-name="T33">9</text:span><text:span text:style-name="T34"> כֹּ֚ה אָמַ֣ר יְהוָ֔ה עַל־שְׁלֹשָׁה֙ פִּשְׁעֵי־צֹ֔ר וְעַל־אַרְבָּעָ֖ה לֹ֣א אֲשִׁיבֶ֑נּוּ עַֽל־הַסְגִּירָ֞ם גָּל֤וּת שְׁלֵמָה֙ לֶאֱד֔וֹם וְלֹ֥א זָכְר֖וּ בְּרִ֥ית אַחִֽים׃<text:s/></text:span><text:span text:style-name="T35">‬</text:span>‬<text:span text:style-name="T36">10</text:span><text:span text:style-name="T37"> וְשִׁלַּ֥חְתִּי אֵ֖שׁ בְּח֣וֹמַת צֹ֑ר וְאָכְלָ֖ה אַרְמְנֹתֶֽיהָ׃<text:s/></text:span><text:span text:style-name="T38">פ<text:s/></text:span><text:span text:style-name="T39">‬</text:span>‬‬‬</text:p>
      <text:p text:style-name="P40"><text:span text:style-name="T41">11</text:span><text:span text:style-name="T42"> כֹּ֚ה אָמַ֣ר יְהוָ֔ה עַל־שְׁלֹשָׁה֙ פִּשְׁעֵ֣י אֱד֔וֹם וְעַל־אַרְבָּעָ֖ה לֹ֣א אֲשִׁיבֶ֑נּוּ עַל־רָדְפ֨וֹ בַחֶ֤רֶב אָחִיו֙ וְשִׁחֵ֣ת רַחֲמָ֔יו וַיִּטְרֹ֤ף לָעַד֙ אַפּ֔וֹ וְעֶבְרָת֖וֹ שְׁמָ֥רָה נֶֽצַח׃<text:s/></text:span><text:span text:style-name="T43">‬</text:span>‬<text:span text:style-name="T44">12</text:span><text:span text:style-name="T45"> וְשִׁלַּ֥חְתִּי אֵ֖שׁ בְּתֵימָ֑ן וְאָכְלָ֖ה אַרְמְנ֥וֹת בָּצְרָֽה׃<text:s/></text:span><text:span text:style-name="T46">פ<text:s/></text:span><text:span text:style-name="T47">‬</text:span>‬‬‬</text:p>
      <text:p text:style-name="P48"><text:span text:style-name="T49">13</text:span><text:span text:style-name="T50"> כֹּ֚ה אָמַ֣ר יְהוָ֔ה עַל־שְׁלֹשָׁה֙ פִּשְׁעֵ֣י בְנֵֽי־עַמּ֔וֹן וְעַל־אַרְבָּעָ֖ה לֹ֣א אֲשִׁיבֶ֑נּוּ עַל־בִּקְעָם֙ הָר֣וֹת הַגִּלְעָ֔ד לְמַ֖עַן הַרְחִ֥יב אֶת־גְּבוּלָֽם׃<text:s/></text:span><text:span text:style-name="T51">‬</text:span>‬<text:span text:style-name="T52">14</text:span><text:span text:style-name="T53"> וְהִצַּ֤תִּי אֵשׁ֙ בְּחוֹמַ֣ת רַבָּ֔ה וְאָכְלָ֖ה אַרְמְנוֹתֶ֑יהָ בִּתְרוּעָה֙ בְּי֣וֹם מִלְחָמָ֔ה בְּסַ֖עַר בְּי֥וֹם סוּפָֽה<text:s/></text:span><text:span text:style-name="T54">‬</text:span>‬<text:span text:style-name="T55">15</text:span><text:span text:style-name="T56"> וְהָלַ֥ךְ מַלְכָּ֖ם בַּגּוֹלָ֑ה ה֧וּא וְשָׂרָ֛יו יַחְדָּ֖ו אָמַ֥ר יְהוָֽה׃<text:s/></text:span><text:span text:style-name="T57">פ<text:s/></text:span><text:span text:style-name="T58">‬</text:span>‬‬‬‬</text:p>
      <text:section text:name="Sect1" text:style-name="S1">
        <text:soft-page-break/>
        <text:p text:style-name="P59">Amos 2</text:p>
        <text:p text:style-name="P60"><text:span text:style-name="T61">1</text:span><text:span text:style-name="T62"> כֹּ֚ה אָמַ֣ר יְהוָ֔ה עַל־שְׁלֹשָׁה֙ פִּשְׁעֵ֣י מוֹאָ֔ב וְעַל־אַרְבָּעָ֖ה לֹ֣א אֲשִׁיבֶ֑נּוּ עַל־שָׂרְפ֛וֹ עַצְמ֥וֹת מֶֽלֶךְ־אֱד֖וֹם לַשִּֽׂיד׃<text:s/></text:span><text:span text:style-name="T63">2</text:span><text:span text:style-name="T64"> וְשִׁלַּחְתִּי־אֵ֣שׁ בְּמוֹאָ֔ב וְאָכְלָ֖ה אַרְמְנ֣וֹת הַקְּרִיּ֑וֹת וּמֵ֤ת בְּשָׁאוֹן֙ מוֹאָ֔ב בִּתְרוּעָ֖ה בְּק֥וֹל שׁוֹפָֽר׃<text:s/></text:span><text:span text:style-name="T65">‬</text:span>‬<text:span text:style-name="T66">3</text:span><text:span text:style-name="T67"> וְהִכְרַתִּ֥י שׁוֹפֵ֖ט מִקִּרְבָּ֑הּ וְכָל־שָׂרֶ֛יהָ אֶהֱר֥וֹג עִמּ֖וֹ אָמַ֥ר יְהוָֽה׃<text:s/></text:span><text:span text:style-name="T68">פ<text:s/></text:span><text:span text:style-name="T69">‬</text:span>‬‬‬</text:p>
        <text:p text:style-name="P70"><text:span text:style-name="T71">4</text:span><text:span text:style-name="T72"> כֹּ֚ה אָמַ֣ר יְהוָ֔ה עַל־שְׁלֹשָׁה֙ פִּשְׁעֵ֣י יְהוּדָ֔ה וְעַל־אַרְבָּעָ֖ה לֹ֣א אֲשִׁיבֶ֑נּוּ עַֽל־מָאֳסָ֞ם אֶת־תּוֹרַ֣ת יְהוָ֗ה וְחֻקָּיו֙ לֹ֣א שָׁמָ֔רוּ וַיַּתְעוּם֙ כִּזְבֵיהֶ֔ם אֲשֶׁר־הָלְכ֥וּ אֲבוֹתָ֖ם אַחֲרֵיהֶֽם׃<text:s/></text:span><text:span text:style-name="T73">‬</text:span>‬<text:span text:style-name="T74">5</text:span><text:span text:style-name="T75"> וְשִׁלַּ֥חְתִּי אֵ֖שׁ בִּֽיהוּדָ֑ה וְאָכְלָ֖ה אַרְמְנ֥וֹת יְרוּשָׁלָֽ͏ִם׃<text:s/></text:span><text:span text:style-name="T76">פ<text:s/></text:span><text:span text:style-name="T77">‬</text:span>‬‬‬</text:p>
        <text:p text:style-name="P78"><text:span text:style-name="T79">6</text:span><text:span text:style-name="T80"> כֹּ֚ה אָמַ֣ר יְהוָ֔ה עַל־שְׁלֹשָׁה֙ פִּשְׁעֵ֣י יִשְׂרָאֵ֔ל וְעַל־אַרְבָּעָ֖ה לֹ֣א אֲשִׁיבֶ֑נּוּ עַל־מִכְרָ֤ם בַּכֶּ֙סֶף֙ צַדִּ֔יק וְאֶבְי֖וֹן בַּעֲב֥וּר נַעֲלָֽיִם׃<text:s/></text:span><text:span text:style-name="T81">‬</text:span>‬<text:span text:style-name="T82">7</text:span><text:span text:style-name="T83"> הַשֹּׁאֲפִ֤ים עַל־עֲפַר־אֶ֙רֶץ֙ בְּרֹ֣אשׁ דַּלִּ֔ים וְדֶ֥רֶךְ עֲנָוִ֖ים יַטּ֑וּ וְאִ֣ישׁ וְאָבִ֗יו יֵֽלְכוּ֙ אֶל־הַֽנַּעֲרָ֔ה לְמַ֥עַן חַלֵּ֖ל אֶת־שֵׁ֥ם קָדְשִֽׁי׃<text:s/></text:span><text:span text:style-name="T84">‬</text:span>‬<text:span text:style-name="T85">8</text:span><text:span text:style-name="T86"> וְעַל־בְּגָדִ֤ים חֲבֻלִים֙ יַטּ֔וּ אֵ֖צֶל כָּל־מִזְבֵּ֑חַ וְיֵ֤ין עֲנוּשִׁים֙ יִשְׁתּ֔וּ בֵּ֖ית אֱלֹהֵיהֶֽם׃<text:s/></text:span><text:span text:style-name="T87">‬</text:span>‬<text:span text:style-name="T88">9</text:span><text:span text:style-name="T89"> וְאָ֨נֹכִ֜י הִשְׁמַ֤דְתִּי אֶת־הָֽאֱמֹרִי֙ מִפְּנֵיהֶ֔ם אֲשֶׁ֨ר כְּגֹ֤בַהּ אֲרָזִים֙ גָּבְה֔וֹ וְחָסֹ֥ן ה֖וּא כָּֽאַלּוֹנִ֑ים וָאַשְׁמִ֤יד פִּרְיוֹ֙ מִמַּ֔עַל וְשָׁרָשָׁ֖יו מִתָּֽחַת׃<text:s/></text:span><text:span text:style-name="T90">‬</text:span>‬<text:span text:style-name="T91">10</text:span><text:span text:style-name="T92"> וְאָנֹכִ֛י הֶעֱלֵ֥יתִי אֶתְכֶ֖ם מֵאֶ֣רֶץ מִצְרָ֑יִם וָאוֹלֵ֨ךְ אֶתְכֶ֤ם בַּמִּדְבָּר֙ אַרְבָּעִ֣ים שָׁנָ֔ה לָרֶ֖שֶׁת אֶת־אֶ֥רֶץ הָאֱמֹרִֽי׃<text:s/></text:span><text:span text:style-name="T93">‬</text:span>‬<text:span text:style-name="T94">11</text:span><text:span text:style-name="T95"> וָאָקִ֤ים מִבְּנֵיכֶם֙ לִנְבִיאִ֔ים וּמִבַּחוּרֵיכֶ֖ם לִנְזִרִ֑ים הַאַ֥ף אֵֽין־זֹ֛את בְּנֵ֥י יִשְׂרָאֵ֖ל נְאֻם־יְהוָֽה׃<text:s/></text:span><text:span text:style-name="T96">‬</text:span>‬<text:span text:style-name="T97">12</text:span><text:span text:style-name="T98"> וַתַּשְׁק֥וּ אֶת־הַנְּזִרִ֖ים יָ֑יִן וְעַל־הַנְּבִיאִים֙ צִוִּיתֶ֣ם לֵאמֹ֔ר לֹ֖א תִּנָּבְאֽוּ׃<text:s/></text:span><text:span text:style-name="T99">‬</text:span>‬<text:span text:style-name="T100">13</text:span><text:span text:style-name="T101"> הִנֵּ֛ה אָנֹכִ֥י מֵעִ֖יק תַּחְתֵּיכֶ֑ם כַּאֲשֶׁ֤ר תָּעִיק֙ הָעֲגָלָ֔ה הַֽמְלֵאָ֥ה לָ֖הּ עָמִֽיר׃<text:s/></text:span><text:span text:style-name="T102">‬</text:span>‬<text:span text:style-name="T103">14</text:span><text:span text:style-name="T104"> וְאָבַ֤ד מָנוֹס֙ מִקָּ֔ל וְחָזָ֖ק לֹא־יְאַמֵּ֣ץ כֹּח֑וֹ וְגִבּ֖וֹר לֹא־יְמַלֵּ֥ט נַפְשֽׁוֹ׃<text:s/></text:span><text:span text:style-name="T105">‬</text:span>‬<text:span text:style-name="T106">15</text:span><text:span text:style-name="T107"> וְתֹפֵ֤שׂ הַקֶּ֙שֶׁת֙ לֹ֣א יַעֲמֹ֔ד וְקַ֥ל בְּרַגְלָ֖יו לֹ֣א יְמַלֵּ֑ט וְרֹכֵ֣ב הַסּ֔וּס לֹ֥א יְמַלֵּ֖ט נַפְשֽׁוֹ׃<text:s/></text:span><text:span text:style-name="T108">‬</text:span>‬<text:span text:style-name="T109">16</text:span><text:span text:style-name="T110"> וְאַמִּ֥יץ לִבּ֖וֹ בַּגִּבּוֹרִ֑ים עָר֛וֹם יָנ֥וּס בַּיּוֹם־הַה֖וּא נְאֻם־יְהוָֽה׃<text:s/></text:span><text:span text:style-name="T111">פ<text:s/></text:span><text:span text:style-name="T112">‬</text:span>‬‬‬‬‬‬‬‬‬‬‬‬</text:p>
      </text:section>
      <text:section text:name="Sect2" text:style-name="S2">
        <text:p text:style-name="P113">Amos 3</text:p>
        <text:p text:style-name="P114"><text:span text:style-name="T115">1</text:span><text:span text:style-name="T116"> שִׁמְע֞וּ אֶת־הַדָּבָ֣ר הַזֶּ֗ה אֲשֶׁ֨ר דִּבֶּ֧ר יְהוָ֛ה עֲלֵיכֶ֖ם בְּנֵ֣י יִשְׂרָאֵ֑ל עַ֚ל כָּל־הַמִּשְׁפָּחָ֔ה אֲשֶׁ֧ר הֶעֱלֵ֛יתִי מֵאֶ֥רֶץ מִצְרַ֖יִם לֵאמֹֽר׃<text:s/></text:span><text:span text:style-name="T117">2</text:span><text:span text:style-name="T118"> רַ֚ק אֶתְכֶ֣ם יָדַ֔עְתִּי מִכֹּ֖ל מִשְׁפְּח֣וֹת הָאֲדָמָ֑ה עַל־כֵּן֙ אֶפְקֹ֣ד עֲלֵיכֶ֔ם אֵ֖ת כָּל־עֲוֺנֹֽתֵיכֶֽם׃<text:s/></text:span><text:span text:style-name="T119">‬</text:span>‬<text:span text:style-name="T120">3</text:span><text:span text:style-name="T121"> הֲיֵלְכ֥וּ שְׁנַ֖יִם יַחְדָּ֑ו בִּלְתִּ֖י אִם־נוֹעָֽדוּ׃<text:s/></text:span><text:span text:style-name="T122">‬</text:span>‬<text:span text:style-name="T123">4</text:span><text:span text:style-name="T124"> הֲיִשְׁאַ֤ג אַרְיֵה֙ בַּיַּ֔עַר וְטֶ֖רֶף אֵ֣ין ל֑וֹ הֲיִתֵּ֨ן כְּפִ֤יר קוֹלוֹ֙ מִמְּעֹ֣נָת֔וֹ בִּלְתִּ֖י אִם־לָכָֽד׃<text:s/></text:span><text:span text:style-name="T125">‬</text:span>‬<text:span text:style-name="T126">5</text:span><text:span text:style-name="T127"> הֲתִפֹּ֤ל צִפּוֹר֙ עַל־פַּ֣ח הָאָ֔רֶץ וּמוֹקֵ֖שׁ אֵ֣ין לָ֑הּ הֲיַֽעֲלֶה־פַּח֙ מִן־הָ֣אֲדָמָ֔ה וְלָכ֖וֹד לֹ֥א יִלְכּֽוֹד׃<text:s/></text:span><text:span text:style-name="T128">‬</text:span>‬<text:span text:style-name="T129">6</text:span><text:span text:style-name="T130"> אִם־יִתָּקַ֤ע שׁוֹפָר֙ בְּעִ֔יר וְעָ֖ם לֹ֣א יֶחֱרָ֑דוּ אִם־תִּהְיֶ֤ה רָעָה֙ בְּעִ֔יר וַיהוָ֖ה לֹ֥א עָשָֽׂה׃<text:s/></text:span><text:span text:style-name="T131">‬</text:span>‬<text:span text:style-name="T132">7</text:span><text:span text:style-name="T133"> כִּ֣י לֹ֧א יַעֲשֶׂ֛ה אֲדֹנָ֥י יְהוִ֖ה דָּבָ֑ר כִּ֚י אִם־גָּלָ֣ה סוֹד֔וֹ אֶל־עֲבָדָ֖יו הַנְּבִיאִֽים׃<text:s/></text:span><text:span text:style-name="T134">‬</text:span>‬<text:span text:style-name="T135">8</text:span><text:span text:style-name="T136"> אַרְיֵ֥ה שָׁאָ֖ג מִ֣י לֹ֣א יִירָ֑א אֲדֹנָ֤י יְהוִה֙ דִּבֶּ֔ר<text:s/></text:span><text:soft-page-break/><text:span text:style-name="T137">מִ֖י לֹ֥א יִנָּבֵֽא׃<text:s/></text:span><text:span text:style-name="T138">‬</text:span>‬<text:span text:style-name="T139">9</text:span><text:span text:style-name="T140"> הַשְׁמִ֙יעוּ֙ עַל־אַרְמְנ֣וֹת בְּאַשְׁדּ֔וֹד וְעַֽל־אַרְמְנ֖וֹת בְּאֶ֣רֶץ מִצְרָ֑יִם וְאִמְר֗וּ הֵאָֽסְפוּ֙ עַל־הָרֵ֣י שֹׁמְר֔וֹן וּרְא֞וּ מְהוּמֹ֤ת רַבּוֹת֙ בְּתוֹכָ֔הּ וַעֲשׁוּקִ֖ים בְּקִרְבָּֽהּ׃<text:s/></text:span><text:span text:style-name="T141">‬</text:span>‬<text:span text:style-name="T142">10</text:span><text:span text:style-name="T143"> וְלֹֽא־יָדְע֥וּ עֲשׂוֹת־נְכֹחָ֖ה נְאֻם־יְהוָ֑ה הָאֽוֹצְרִ֛ים חָמָ֥ס וָשֹׁ֖ד בְּאַרְמְנֽוֹתֵיהֶֽם׃<text:s/></text:span><text:span text:style-name="T144">פ<text:s/></text:span><text:span text:style-name="T145">‬</text:span>‬‬‬‬‬‬‬‬‬‬</text:p>
        <text:p text:style-name="P146"><text:span text:style-name="T147">11</text:span><text:span text:style-name="T148"> לָכֵ֗ן כֹּ֤ה אָמַר֙ אֲדֹנָ֣י יְהוִ֔ה צַ֖ר וּסְבִ֣יב הָאָ֑רֶץ וְהוֹרִ֤ד מִמֵּךְ֙ עֻזֵּ֔ךְ וְנָבֹ֖זּוּ אַרְמְנוֹתָֽיִךְ׃<text:s/></text:span><text:span text:style-name="T149">‬</text:span>‬<text:span text:style-name="T150">12</text:span><text:span text:style-name="T151"> כֹּה֮ אָמַ֣ר יְהוָה֒ כַּאֲשֶׁר֩ יַצִּ֨יל הָרֹעֶ֜ה מִפִּ֧י הָאֲרִ֛י שְׁתֵּ֥י כְרָעַ֖יִם א֣וֹ בְדַל־אֹ֑זֶן כֵּ֣ן יִנָּצְל֞וּ בְּנֵ֣י יִשְׂרָאֵ֗ל הַיֹּֽשְׁבִים֙ בְּשֹׁ֣מְר֔וֹן בִּפְאַ֥ת מִטָּ֖ה וּבִדְמֶ֥שֶׁק עָֽרֶשׂ׃<text:s/></text:span><text:span text:style-name="T152">‬</text:span>‬<text:span text:style-name="T153">13</text:span><text:span text:style-name="T154"> שִׁמְע֥וּ וְהָעִ֖ידוּ בְּבֵ֣ית יַֽעֲקֹ֑ב נְאֻם־אֲדֹנָ֥י יְהוִ֖ה אֱלֹהֵ֥י הַצְּבָאֽוֹת׃<text:s/></text:span><text:span text:style-name="T155">‬</text:span>‬<text:span text:style-name="T156">14</text:span><text:span text:style-name="T157"> כִּ֗י בְּי֛וֹם פָּקְדִ֥י פִשְׁעֵֽי־יִשְׂרָאֵ֖ל עָלָ֑יו וּפָֽקַדְתִּי֙ עַל־מִזְבְּח֣וֹת בֵּֽית־אֵ֔ל וְנִגְדְּעוּ֙ קַרְנ֣וֹת הַמִּזְבֵּ֔חַ וְנָפְל֖וּ לָאָֽרֶץ׃<text:s/></text:span><text:span text:style-name="T158">‬</text:span>‬<text:span text:style-name="T159">15</text:span><text:span text:style-name="T160"> וְהִכֵּיתִ֥י בֵית־הַחֹ֖רֶף עַל־בֵּ֣ית הַקָּ֑יִץ וְאָבְד֞וּ בָּתֵּ֣י הַשֵּׁ֗ן וְסָפ֛וּ בָּתִּ֥ים רַבִּ֖ים נְאֻם־יְהוָֽה׃</text:span><text:span text:style-name="T161"><text:s/>ס<text:s/></text:span><text:span text:style-name="T162">‬</text:span>‬‬‬‬‬‬</text:p>
      </text:section>
      <text:section text:name="Sect3" text:style-name="S3">
        <text:p text:style-name="P163">Amos 4</text:p>
        <text:p text:style-name="P164"><text:span text:style-name="T165">1</text:span><text:span text:style-name="T166"> שִׁמְע֞וּ הַדָּבָ֣ר הַזֶּ֗ה פָּר֤וֹת הַבָּשָׁן֙ אֲשֶׁר֙ בְּהַ֣ר שֹֽׁמְר֔וֹן הָעֹשְׁק֣וֹת דַּלִּ֔ים הָרֹצְצ֖וֹת אֶבְיוֹנִ֑ים הָאֹמְרֹ֥ת לַאֲדֹֽנֵיהֶ֖ם הָבִ֥יאָה וְנִשְׁתֶּֽה׃<text:s/></text:span><text:span text:style-name="T167">2</text:span><text:span text:style-name="T168"> נִשְׁבַּ֨ע אֲדֹנָ֤י יְהוִה֙ בְּקָדְשׁ֔וֹ כִּ֛י הִנֵּ֥ה יָמִ֖ים בָּאִ֣ים עֲלֵיכֶ֑ם וְנִשָּׂ֤א אֶתְכֶם֙ בְּצִנּ֔וֹת וְאַחֲרִיתְכֶ֖ן בְּסִיר֥וֹת דּוּגָֽה׃<text:s/></text:span><text:span text:style-name="T169">‬</text:span>‬<text:span text:style-name="T170">3</text:span><text:span text:style-name="T171"> וּפְרָצִ֥ים תֵּצֶ֖אנָה אִשָּׁ֣ה נֶגְדָּ֑הּ וְהִשְׁלַכְתֶּ֥נָה הַהַרְמ֖וֹנָה נְאֻם־יְהוָֽה׃<text:s/></text:span><text:span text:style-name="T172">‬</text:span>‬<text:span text:style-name="T173">4</text:span><text:span text:style-name="T174"> בֹּ֤אוּ בֵֽית־אֵל֙ וּפִשְׁע֔וּ הַגִּלְגָּ֖ל הַרְבּ֣וּ לִפְשֹׁ֑עַ וְהָבִ֤יאוּ לַבֹּ֙קֶר֙ זִבְחֵיכֶ֔ם לִשְׁלֹ֥שֶׁת יָמִ֖ים מַעְשְׂרֹֽתֵיכֶֽם׃<text:s/></text:span><text:span text:style-name="T175">‬</text:span>‬<text:span text:style-name="T176">5</text:span><text:span text:style-name="T177"> וְקַטֵּ֤ר מֵֽחָמֵץ֙ תּוֹדָ֔ה וְקִרְא֥וּ נְדָב֖וֹת הַשְׁמִ֑יעוּ כִּ֣י כֵ֤ן אֲהַבְתֶּם֙ בְּנֵ֣י יִשְׂרָאֵ֔ל נְאֻ֖ם אֲדֹנָ֥י יְהוִֽה׃<text:s/></text:span><text:span text:style-name="T178">‬</text:span>‬<text:span text:style-name="T179">6</text:span><text:span text:style-name="T180"> וְגַם־אֲנִי֩ נָתַ֨תִּי לָכֶ֜ם נִקְי֤וֹן שִׁנַּ֙יִם֙ בְּכָל־עָ֣רֵיכֶ֔ם וְחֹ֣סֶר לֶ֔חֶם בְּכֹ֖ל מְקוֹמֹֽתֵיכֶ֑ם וְלֹֽא־שַׁבְתֶּ֥ם עָדַ֖י נְאֻם־יְהוָֽה׃<text:s/></text:span><text:span text:style-name="T181">‬</text:span>‬<text:span text:style-name="T182">7</text:span><text:span text:style-name="T183"> וְגַ֣ם אָנֹכִי֩ מָנַ֨עְתִּי מִכֶּ֜ם אֶת־הַגֶּ֗שֶׁם בְּע֨וֹד שְׁלֹשָׁ֤ה חֳדָשִׁים֙ לַקָּצִ֔יר וְהִמְטַרְתִּי֙ עַל־עִ֣יר אֶחָ֔ת וְעַל־עִ֥יר אַחַ֖ת לֹ֣א אַמְטִ֑יר חֶלְקָ֤ה אַחַת֙ תִּמָּטֵ֔ר וְחֶלְקָ֛ה אֲשֶֽׁר־לֹֽא־תַמְטִ֥יר עָלֶ֖יהָ תִּיבָֽשׁ׃<text:s/></text:span><text:span text:style-name="T184">‬</text:span>‬<text:span text:style-name="T185">8</text:span><text:span text:style-name="T186"> וְנָע֡וּ שְׁתַּיִם֩ שָׁלֹ֨שׁ עָרִ֜ים אֶל־עִ֥יר אַחַ֛ת לִשְׁתּ֥וֹת מַ֖יִם וְלֹ֣א יִשְׂבָּ֑עוּ וְלֹֽא־שַׁבְתֶּ֥ם עָדַ֖י נְאֻם־יְהוָֽה׃<text:s/></text:span><text:span text:style-name="T187">‬</text:span>‬<text:span text:style-name="T188">9</text:span><text:span text:style-name="T189"> הִכֵּ֣יתִי אֶתְכֶם֮ בַּשִּׁדָּפ֣וֹן וּבַיֵּרָקוֹן֒ הַרְבּ֨וֹת גַּנּוֹתֵיכֶ֧ם וְכַרְמֵיכֶ֛ם וּתְאֵנֵיכֶ֥ם וְזֵיתֵיכֶ֖ם יֹאכַ֣ל הַגָּזָ֑ם וְלֹֽא־שַׁבְתֶּ֥ם עָדַ֖י נְאֻם־יְהוָֽה׃</text:span><text:span text:style-name="T190"><text:s/>ס<text:s/></text:span><text:span text:style-name="T191">‬</text:span>‬<text:span text:style-name="T192">10</text:span><text:span text:style-name="T193"> שִׁלַּ֨חְתִּי בָכֶ֥ם דֶּ֙בֶר֙ בְּדֶ֣רֶךְ מִצְרַ֔יִם הָרַ֤גְתִּי בַחֶ֙רֶב֙ בַּח֣וּרֵיכֶ֔ם עִ֖ם שְׁבִ֣י סֽוּסֵיכֶ֑ם וָאַעֲלֶ֞ה בְּאֹ֤שׁ מַחֲנֵיכֶם֙ וּֽבְאַפְּכֶ֔ם וְלֹֽא־שַׁבְתֶּ֥ם עָדַ֖י נְאֻם־יְהוָֽה׃<text:s/></text:span><text:span text:style-name="T194">‬</text:span>‬<text:span text:style-name="T195">11</text:span><text:span text:style-name="T196"> הָפַ֣כְתִּי בָכֶ֗ם כְּמַהְפֵּכַ֤ת אֱלֹהִים֙ אֶת־סְדֹ֣ם וְאֶת־עֲמֹרָ֔ה וַתִּהְי֕וּ כְּא֖וּד מֻצָּ֣ל מִשְׂרֵפָ֑ה וְלֹֽא־שַׁבְתֶּ֥ם עָדַ֖י נְאֻם־יְהוָֽה׃</text:span><text:span text:style-name="T197"><text:s/>ס<text:s/></text:span><text:span text:style-name="T198">‬</text:span>‬<text:span text:style-name="T199">12</text:span><text:span text:style-name="T200"> לָכֵ֕ן כֹּ֥ה אֶעֱשֶׂה־לְּךָ֖ יִשְׂרָאֵ֑ל עֵ֚קֶב כִּֽי־זֹ֣את אֶֽעֱשֶׂה־לָּ֔ךְ הִכּ֥וֹן לִקְרַאת־אֱלֹהֶ֖יךָ יִשְׂרָאֵֽל׃<text:s/></text:span><text:span text:style-name="T201">‬</text:span>‬<text:span text:style-name="T202">13</text:span><text:span text:style-name="T203"> כִּ֡י הִנֵּה֩ יוֹצֵ֨ר הָרִ֜ים וּבֹרֵ֣א ר֗וּחַ וּמַגִּ֤יד לְאָדָם֙ מַה־שֵּׂח֔וֹ עֹשֵׂ֥ה שַׁ֙חַר֙ עֵיפָ֔ה וְדֹרֵ֖ךְ עַל־בָּ֣מֳתֵי אָ֑רֶץ יְהוָ֥ה אֱלֹהֵֽי־צְבָא֖וֹת שְׁמֽוֹ׃</text:span><text:span text:style-name="T204"><text:s/>ס<text:s/></text:span><text:span text:style-name="T205">‬</text:span>‬‬‬‬‬‬‬‬‬‬‬‬‬</text:p>
      </text:section>
      <text:section text:name="Sect4" text:style-name="S4">
        <text:soft-page-break/>
        <text:p text:style-name="P206">Amos 5</text:p>
        <text:p text:style-name="P207"><text:span text:style-name="T208">1</text:span><text:span text:style-name="T209"> שִׁמְע֞וּ אֶת־הַדָּבָ֣ר הַזֶּ֗ה אֲשֶׁ֨ר אָנֹכִ֜י נֹשֵׂ֧א עֲלֵיכֶ֛ם קִינָ֖ה בֵּ֥ית יִשְׂרָאֵֽל׃<text:s/></text:span><text:span text:style-name="T210">2</text:span><text:span text:style-name="T211"> נָֽפְלָה֙ לֹֽא־תוֹסִ֣יף ק֔וּם בְּתוּלַ֖ת יִשְׂרָאֵ֑ל נִטְּשָׁ֥ה עַל־אַדְמָתָ֖הּ אֵ֥ין מְקִימָֽהּ׃<text:s/></text:span><text:span text:style-name="T212">‬</text:span>‬<text:span text:style-name="T213">3</text:span><text:span text:style-name="T214"> כִּ֣י כֹ֤ה אָמַר֙ אֲדֹנָ֣י יְהוִ֔ה הָעִ֛יר הַיֹּצֵ֥את אֶ֖לֶף תַּשְׁאִ֣יר מֵאָ֑ה וְהַיּוֹצֵ֥את מֵאָ֛ה תַּשְׁאִ֥יר עֲשָׂרָ֖ה לְבֵ֥ית יִשְׂרָאֵֽל׃</text:span><text:span text:style-name="T215"><text:s/>ס<text:s/></text:span><text:span text:style-name="T216">‬</text:span>‬<text:span text:style-name="T217">4</text:span><text:span text:style-name="T218"> כִּ֣י כֹ֥ה אָמַ֛ר יְהוָ֖ה לְבֵ֣ית יִשְׂרָאֵ֑ל דִּרְשׁ֖וּנִי וִֽחְיֽוּ׃<text:s/></text:span><text:span text:style-name="T219">‬</text:span>‬<text:span text:style-name="T220">5</text:span><text:span text:style-name="T221"> וְאַֽל־תִּדְרְשׁוּ֙ בֵּֽית־אֵ֔ל וְהַגִּלְגָּל֙ לֹ֣א תָבֹ֔אוּ וּבְאֵ֥ר שֶׁ֖בַע לֹ֣א תַעֲבֹ֑רוּ כִּ֤י הַגִּלְגָּל֙ גָּלֹ֣ה יִגְלֶ֔ה וּבֵֽית־אֵ֖ל יִהְיֶ֥ה לְאָֽוֶן׃<text:s/></text:span><text:span text:style-name="T222">‬</text:span>‬<text:span text:style-name="T223">6</text:span><text:span text:style-name="T224"> דִּרְשׁ֥וּ אֶת־יְהוָ֖ה וִֽחְי֑וּ פֶּן־יִצְלַ֤ח כָּאֵשׁ֙ בֵּ֣ית יוֹסֵ֔ף וְאָכְלָ֥ה וְאֵין־מְכַבֶּ֖ה לְבֵֽית־אֵֽל׃<text:s/></text:span><text:span text:style-name="T225">‬</text:span>‬<text:span text:style-name="T226">7</text:span><text:span text:style-name="T227"> הַהֹפְכִ֥ים לְלַעֲנָ֖ה מִשְׁפָּ֑ט וּצְדָקָ֖ה לָאָ֥רֶץ הִנִּֽיחוּ׃<text:s/></text:span><text:span text:style-name="T228">‬</text:span>‬<text:span text:style-name="T229">8</text:span><text:span text:style-name="T230"> עֹשֵׂ֨ה כִימָ֜ה וּכְסִ֗יל וְהֹפֵ֤ךְ לַבֹּ֙קֶר֙ צַלְמָ֔וֶת וְי֖וֹם לַ֣יְלָה הֶחְשִׁ֑יךְ הַקּוֹרֵ֣א לְמֵֽי־הַיָּ֗ם וַֽיִּשְׁפְּכֵ֛ם עַל־פְּנֵ֥י הָאָ֖רֶץ יְהוָ֥ה שְׁמֽוֹ׃</text:span><text:span text:style-name="T231"><text:s/>ס<text:s/></text:span><text:span text:style-name="T232">‬</text:span>‬<text:span text:style-name="T233">9</text:span><text:span text:style-name="T234"> הַמַּבְלִ֥יג שֹׁ֖ד עַל־עָ֑ז וְשֹׁ֖ד עַל־מִבְצָ֥ר יָבֽוֹא׃<text:s/></text:span><text:span text:style-name="T235">‬</text:span>‬<text:span text:style-name="T236">10</text:span><text:span text:style-name="T237"> שָׂנְא֥וּ בַשַּׁ֖עַר מוֹכִ֑יחַ וְדֹבֵ֥ר תָּמִ֖ים יְתָעֵֽבוּ׃<text:s/></text:span><text:span text:style-name="T238">‬</text:span>‬<text:span text:style-name="T239">11</text:span><text:span text:style-name="T240"> לָ֠כֵן יַ֣עַן בּוֹשַׁסְכֶ֞ם עַל־דָּ֗ל וּמַשְׂאַת־בַּר֙ תִּקְח֣וּ מִמֶּ֔נּוּ בָּתֵּ֥י גָזִ֛ית בְּנִיתֶ֖ם וְלֹא־תֵ֣שְׁבוּ בָ֑ם כַּרְמֵי־חֶ֣מֶד נְטַעְתֶּ֔ם וְלֹ֥א תִשְׁתּ֖וּ אֶת־יֵינָֽם׃<text:s/></text:span><text:span text:style-name="T241">‬</text:span>‬<text:span text:style-name="T242">12</text:span><text:span text:style-name="T243"> כִּ֤י יָדַ֙עְתִּי֙ רַבִּ֣ים פִּשְׁעֵיכֶ֔ם וַעֲצֻמִ֖ים חַטֹּֽאתֵיכֶ֑ם צֹרְרֵ֤י צַדִּיק֙ לֹ֣קְחֵי כֹ֔פֶר וְאֶבְיוֹנִ֖ים בַּשַּׁ֥עַר הִטּֽוּ׃<text:s/></text:span><text:span text:style-name="T244">‬</text:span>‬<text:span text:style-name="T245">13</text:span><text:span text:style-name="T246"> לָכֵ֗ן הַמַּשְׂכִּ֛יל בָּעֵ֥ת הַהִ֖יא יִדֹּ֑ם כִּ֛י עֵ֥ת רָעָ֖ה הִֽיא׃<text:s/></text:span><text:span text:style-name="T247">‬</text:span>‬<text:span text:style-name="T248">14</text:span><text:span text:style-name="T249"> דִּרְשׁוּ־ט֥וֹב וְאַל־רָ֖ע לְמַ֣עַן תִּֽחְי֑וּ וִיהִי־כֵ֞ן יְהוָ֧ה אֱלֹהֵֽי־צְבָא֛וֹת אִתְּכֶ֖ם כַּאֲשֶׁ֥ר אֲמַרְתֶּֽם׃<text:s/></text:span><text:span text:style-name="T250">‬</text:span>‬<text:span text:style-name="T251">15</text:span><text:span text:style-name="T252"> שִׂנְאוּ־רָע֙ וְאֶ֣הֱבוּ ט֔וֹב וְהַצִּ֥יגוּ בַשַּׁ֖עַר מִשְׁפָּ֑ט אוּלַ֗י יֽ͏ֶחֱנַ֛ן יְהוָ֥ה אֱלֹהֵֽי־צְבָא֖וֹת שְׁאֵרִ֥ית יוֹסֵֽף׃</text:span><text:span text:style-name="T253"><text:s/>ס<text:s/></text:span><text:span text:style-name="T254">‬</text:span>‬<text:span text:style-name="T255">16</text:span><text:span text:style-name="T256"> לָ֠כֵן כֹּֽה־אָמַ֨ר יְהוָ֜ה אֱלֹהֵ֤י צְבָאוֹת֙ אֲדֹנָ֔י בְּכָל־רְחֹב֣וֹת מִסְפֵּ֔ד וּבְכָל־חוּצ֖וֹת יֹאמְר֣וּ הוֹ־ה֑וֹ וְקָרְא֤וּ אִכָּר֙ אֶל־אֵ֔בֶל וּמִסְפֵּ֖ד אֶל־י֥וֹדְעֵי נֶֽהִי׃<text:s/></text:span><text:span text:style-name="T257">‬</text:span>‬<text:span text:style-name="T258">17</text:span><text:span text:style-name="T259"> וּבְכָל־כְּרָמִ֖ים מִסְפֵּ֑ד כִּֽי־אֶעֱבֹ֥ר בְּקִרְבְּךָ֖ אָמַ֥ר יְהוָֽה׃</text:span><text:span text:style-name="T260"><text:s/>ס<text:s/></text:span><text:span text:style-name="T261">‬</text:span>‬<text:span text:style-name="T262">18</text:span><text:span text:style-name="T263"> ה֥וֹי הַמִּתְאַוִּ֖ים אֶת־י֣וֹם יְהוָ֑ה לָמָּה־זֶּ֥ה לָכֶ֛ם י֥וֹם יְהוָ֖ה הוּא־חֹ֥שֶׁךְ וְלֹא־אֽוֹר׃<text:s/></text:span><text:span text:style-name="T264">‬</text:span>‬<text:span text:style-name="T265">19</text:span><text:span text:style-name="T266"> כַּאֲשֶׁ֨ר יָנ֥וּס אִישׁ֙ מִפְּנֵ֣י הָאֲרִ֔י וּפְגָע֖וֹ הַדֹּ֑ב וּבָ֣א הַבַּ֔יִת וְסָמַ֤ךְ יָדוֹ֙ עַל־הַקִּ֔יר וּנְשָׁכ֖וֹ הַנָּחָֽשׁ׃<text:s/></text:span><text:span text:style-name="T267">‬</text:span>‬<text:span text:style-name="T268">20</text:span><text:span text:style-name="T269"> הֲלֹא־חֹ֛שֶׁךְ י֥וֹם יְהוָ֖ה וְלֹא־א֑וֹר וְאָפֵ֖ל וְלֹא־נֹ֥גַֽהּ לֽוֹ׃<text:s/></text:span><text:span text:style-name="T270">‬</text:span>‬<text:span text:style-name="T271">21</text:span><text:span text:style-name="T272"> שָׂנֵ֥אתִי מָאַ֖סְתִּי חַגֵּיכֶ֑ם וְלֹ֥א אָרִ֖יחַ בְּעַצְּרֹֽתֵיכֶֽם׃<text:s/></text:span><text:span text:style-name="T273">‬</text:span>‬<text:span text:style-name="T274">22</text:span><text:span text:style-name="T275"> כִּ֣י אִם־תַּעֲלוּ־לִ֥י עֹל֛וֹת וּמִנְחֹתֵיכֶ֖ם לֹ֣א אֶרְצֶ֑ה וְשֶׁ֥לֶם מְרִיאֵיכֶ֖ם לֹ֥א אַבִּֽיט׃<text:s/></text:span><text:span text:style-name="T276">‬</text:span>‬<text:span text:style-name="T277">23</text:span><text:span text:style-name="T278"> הָסֵ֥ר מֵעָלַ֖י הֲמ֣וֹן שִׁרֶ֑יךָ וְזִמְרַ֥ת נְבָלֶ֖יךָ לֹ֥א אֶשְׁמָֽע׃<text:s/></text:span><text:span text:style-name="T279">‬</text:span>‬<text:span text:style-name="T280">24</text:span><text:span text:style-name="T281"> וְיִגַּ֥ל כַּמַּ֖יִם מִשְׁפָּ֑ט וּצְדָקָ֖ה כְּנַ֥חַל אֵיתָֽן׃<text:s/></text:span><text:span text:style-name="T282">‬</text:span>‬<text:span text:style-name="T283">25</text:span><text:span text:style-name="T284"> הַזְּבָחִ֨ים וּמִנְחָ֜ה הִֽגַּשְׁתֶּם־לִ֧י בַמִּדְבָּ֛ר אַרְבָּעִ֥ים שָׁנָ֖ה בֵּ֥ית יִשְׂרָאֵֽל׃<text:s/></text:span><text:span text:style-name="T285">‬</text:span>‬<text:span text:style-name="T286">26</text:span><text:span text:style-name="T287"> וּנְשָׂאתֶ֗ם אֵ֚ת סִכּ֣וּת מַלְכְּכֶ֔ם וְאֵ֖ת כִּיּ֣וּן צַלְמֵיכֶ֑ם כּוֹכַב֙ אֱלֹ֣הֵיכֶ֔ם אֲשֶׁ֥ר עֲשִׂיתֶ֖ם לָכֶֽם׃<text:s/></text:span><text:span text:style-name="T288">‬</text:span>‬<text:span text:style-name="T289">27</text:span><text:span text:style-name="T290"> וְהִגְלֵיתִ֥י אֶתְכֶ֖ם מֵהָ֣לְאָה לְדַמָּ֑שֶׂק אָמַ֛ר יְהוָ֥ה אֱלֹהֵֽי־צְבָא֖וֹת שְׁמֽוֹ׃<text:s/></text:span><text:span text:style-name="T291">פ<text:s/></text:span><text:span text:style-name="T292">‬</text:span>‬‬‬‬‬‬‬‬‬‬‬‬‬‬‬‬‬‬‬‬‬‬‬‬‬‬‬</text:p>
      </text:section>
      <text:section text:name="Sect5" text:style-name="S5">
        <text:soft-page-break/>
        <text:p text:style-name="P293">Amos 6</text:p>
        <text:p text:style-name="P294"><text:span text:style-name="T295">1</text:span><text:span text:style-name="T296"> ה֚וֹי הַשַּׁאֲנַנִּ֣ים בְּצִיּ֔וֹן וְהַבֹּטְחִ֖ים בְּהַ֣ר שֹׁמְר֑וֹן נְקֻבֵי֙ רֵאשִׁ֣ית הַגּוֹיִ֔ם וּבָ֥אוּ לָהֶ֖ם בֵּ֥ית יִשְׂרָאֵֽל׃<text:s/></text:span><text:span text:style-name="T297">2</text:span><text:span text:style-name="T298"> עִבְר֤וּ כַֽלְנֵה֙ וּרְא֔וּ וּלְכ֥וּ מִשָּׁ֖ם חֲמַ֣ת רַבָּ֑ה וּרְד֣וּ גַת־פְּלִשְׁתּ֗ים הֲטוֹבִים֙ מִן־הַמַּמְלָכ֣וֹת הָאֵ֔לֶּה אִם־רַ֥ב גְּבוּלָ֖ם מִגְּבֻלְכֶֽם׃<text:s/></text:span><text:span text:style-name="T299">‬</text:span>‬<text:span text:style-name="T300">3</text:span><text:span text:style-name="T301"> הַֽמְנַדִּ֖ים לְי֣וֹם רָ֑ע וַתַּגִּישׁ֖וּן שֶׁ֥בֶת חָמָֽס׃<text:s/></text:span><text:span text:style-name="T302">‬</text:span>‬<text:span text:style-name="T303">4</text:span><text:span text:style-name="T304"> הַשֹּֽׁכְבִים֙ עַל־מִטּ֣וֹת שֵׁ֔ן וּסְרֻחִ֖ים עַל־עַרְשׂוֹתָ֑ם וְאֹכְלִ֤ים כָּרִים֙ מִצֹּ֔אן וַעֲגָלִ֖ים מִתּ֥וֹךְ מַרְבֵּֽק׃<text:s/></text:span><text:span text:style-name="T305">‬</text:span>‬<text:span text:style-name="T306">5</text:span><text:span text:style-name="T307"> הַפֹּרְטִ֖ים עַל־פִּ֣י הַנָּ֑בֶל כְּדָוִ֕יד חָשְׁב֥וּ לָהֶ֖ם כְּלֵי־שִֽׁיר׃<text:s/></text:span><text:span text:style-name="T308">‬</text:span>‬<text:span text:style-name="T309">6</text:span><text:span text:style-name="T310"> הַשֹּׁתִ֤ים בְּמִזְרְקֵי֙ יַ֔יִן וְרֵאשִׁ֥ית שְׁמָנִ֖ים יִמְשָׁ֑חוּ וְלֹ֥א נֶחְל֖וּ עַל־שֵׁ֥בֶר יוֹסֵֽף<text:s/></text:span><text:span text:style-name="T311">‬</text:span>‬<text:span text:style-name="T312">7</text:span><text:span text:style-name="T313"> לָכֵ֛ן עַתָּ֥ה יִגְל֖וּ בְּרֹ֣אשׁ גֹּלִ֑ים וְסָ֖ר מִרְזַ֥ח סְרוּחִֽים׃<text:s/></text:span><text:span text:style-name="T314">פ<text:s/></text:span><text:span text:style-name="T315">‬</text:span>‬‬‬‬‬‬‬</text:p>
        <text:p text:style-name="P316"><text:span text:style-name="T317">8</text:span><text:span text:style-name="T318"> נִשְׁבַּע֩ אֲדֹנָ֨י יְהוִ֜ה בְּנַפְשׁ֗וֹ נְאֻם־יְהוָה֙ אֱלֹהֵ֣י צְבָא֔וֹת מְתָאֵ֤ב אָֽנֹכִי֙ אֶת־גְּא֣וֹן יַֽעֲקֹ֔ב וְאַרְמְנֹתָ֖יו שָׂנֵ֑אתִי וְהִסְגַּרְתִּ֖י עִ֥יר וּמְלֹאָֽהּ׃<text:s/></text:span><text:span text:style-name="T319">‬</text:span>‬<text:span text:style-name="T320">9</text:span><text:span text:style-name="T321"> וְהָיָ֗ה אִם־יִוָּ֨תְר֜וּ עֲשָׂרָ֧ה אֲנָשִׁ֛ים בְּבַ֥יִת אֶחָ֖ד וָמֵֽתוּ׃<text:s/></text:span><text:span text:style-name="T322">‬</text:span>‬<text:span text:style-name="T323">10</text:span><text:span text:style-name="T324"> וּנְשָׂא֞וֹ דּוֹד֣וֹ וּמְסָרְפ֗וֹ לְהוֹצִ֣יא עֲצָמִים֮ מִן־הַבַּיִת֒ וְאָמַ֞ר לַאֲשֶׁ֨ר בְּיַרְכְּתֵ֥י הַבַּ֛יִת הַע֥וֹד עִמָּ֖ךְ וְאָמַ֣ר אָ֑פֶס וְאָמַ֣ר הָ֔ס כִּ֛י לֹ֥א לְהַזְכִּ֖יר בְּשֵׁ֥ם יְהוָֽה׃<text:s/></text:span><text:span text:style-name="T325">‬</text:span>‬<text:span text:style-name="T326">11</text:span><text:span text:style-name="T327"> כִּֽי־הִנֵּ֤ה יְהוָה֙ מְצַוֶּ֔ה וְהִכָּ֛ה הַבַּ֥יִת הַגָּד֖וֹל רְסִיסִ֑ים וְהַבַּ֥יִת הַקָּטֹ֖ן בְּקִעִֽים׃<text:s/></text:span><text:span text:style-name="T328">‬</text:span>‬<text:span text:style-name="T329">12</text:span><text:span text:style-name="T330"> הַיְרֻצ֤וּן בַּסֶּ֙לַע֙ סוּסִ֔ים אִֽם־יַחֲר֖וֹשׁ בַּבְּקָרִ֑ים כִּֽי־הֲפַכְתֶּ֤ם לְרֹאשׁ֙ מִשְׁפָּ֔ט וּפְרִ֥י צְדָקָ֖ה לְלַעֲנָֽה׃<text:s/></text:span><text:span text:style-name="T331">‬</text:span>‬<text:span text:style-name="T332">13</text:span><text:span text:style-name="T333"> הַשְּׂמֵחִ֖ים לְלֹ֣א דָבָ֑ר הָאֹ֣מְרִ֔ים הֲל֣וֹא בְחָזְקֵ֔נוּ לָקַ֥חְנוּ לָ֖נוּ קַרְנָֽיִם׃<text:s/></text:span><text:span text:style-name="T334">‬</text:span>‬<text:span text:style-name="T335">14</text:span><text:span text:style-name="T336"> כִּ֡י הִנְנִי֩ מֵקִ֨ים עֲלֵיכֶ֜ם בֵּ֣ית יִשְׂרָאֵ֗ל נְאֻם־יְהוָ֛ה אֱלֹהֵ֥י הַצְּבָא֖וֹת גּ֑וֹי וְלָחֲצ֥וּ אֶתְכֶ֛ם מִלְּב֥וֹא חֲמָ֖ת עַד־נַ֥חַל הָעֲרָבָֽה׃</text:span><text:span text:style-name="T337"><text:s/>ס<text:s/></text:span><text:span text:style-name="T338">‬</text:span>‬‬‬‬‬‬‬‬</text:p>
      </text:section>
      <text:section text:name="Sect6" text:style-name="S6">
        <text:p text:style-name="P339">Amos 7</text:p>
        <text:p text:style-name="P340"><text:span text:style-name="T341">1</text:span><text:span text:style-name="T342"> כֹּ֤ה הִרְאַ֙נִי֙ אֲדֹנָ֣י יְהוִ֔ה וְהִנֵּה֙ יוֹצֵ֣ר גֹּבַ֔י בִּתְחִלַּ֖ת עֲל֣וֹת הַלָּ֑קֶשׁ וְהִ֨נֵּה־לֶ֔קֶשׁ אַחַ֖ר גִּזֵּ֥י הַמֶּֽלֶךְ׃<text:s/></text:span><text:span text:style-name="T343">2</text:span><text:span text:style-name="T344"> וְהָיָ֗ה אִם־כִּלָּה֙ לֶֽאֱכֹל֙ אֶת־עֵ֣שֶׂב הָאָ֔רֶץ וָאֹמַ֗ר אֲדֹנָ֤י יְהוִה֙ סְֽלַֽח־נָ֔א מִ֥י יָק֖וּם יַֽעֲקֹ֑ב כִּ֥י קָטֹ֖ן הֽוּא׃<text:s/></text:span><text:span text:style-name="T345">‬</text:span>‬<text:span text:style-name="T346">3</text:span><text:span text:style-name="T347"> נִחַ֥ם יְהוָ֖ה עַל־זֹ֑את לֹ֥א תִהְיֶ֖ה אָמַ֥ר יְהוָֽה׃<text:s/></text:span><text:span text:style-name="T348">‬</text:span>‬<text:span text:style-name="T349">4</text:span><text:span text:style-name="T350"> כֹּ֤ה הִרְאַ֙נִי֙ אֲדֹנָ֣י יְהוִ֔ה וְהִנֵּ֥ה קֹרֵ֛א לָרִ֥ב בָּאֵ֖שׁ אֲדֹנָ֣י יְהוִ֑ה וַתֹּ֙אכַל֙ אֶת־תְּה֣וֹם רַבָּ֔ה וְאָכְלָ֖ה אֶת־הַחֵֽלֶק׃<text:s/></text:span><text:span text:style-name="T351">‬</text:span>‬<text:span text:style-name="T352">5</text:span><text:span text:style-name="T353"> וָאֹמַ֗ר אֲדֹנָ֤י יְהוִה֙ חֲדַל־נָ֔א מִ֥י יָק֖וּם יַעֲקֹ֑ב כִּ֥י קָטֹ֖ן הֽוּא׃<text:s/></text:span><text:span text:style-name="T354">‬</text:span>‬<text:span text:style-name="T355">6</text:span><text:span text:style-name="T356"> נִחַ֥ם יְהוָ֖ה עַל־זֹ֑את גַּם־הִיא֙ לֹ֣א תִֽהְיֶ֔ה אָמַ֖ר אֲדֹנָ֥י יְהוִֽה׃</text:span><text:span text:style-name="T357"><text:s/>ס<text:s/></text:span><text:span text:style-name="T358">‬</text:span>‬<text:span text:style-name="T359">7</text:span><text:span text:style-name="T360"> כֹּ֣ה הִרְאַ֔נִי וְהִנֵּ֧ה אֲדֹנָ֛י נִצָּ֖ב עַל־חוֹמַ֣ת אֲנָ֑ךְ וּבְיָד֖וֹ אֲנָֽךְ׃<text:s/></text:span><text:span text:style-name="T361">‬</text:span>‬<text:span text:style-name="T362">8</text:span><text:span text:style-name="T363"> וַיֹּ֨אמֶר יְהוָ֜ה אֵלַ֗י מָֽה־אַתָּ֤ה רֹאֶה֙ עָמ֔וֹס וָאֹמַ֖ר אֲנָ֑ךְ וַיֹּ֣אמֶר אֲדֹנָ֗י הִנְנִ֨י שָׂ֤ם אֲנָךְ֙ בְּקֶ֙רֶב֙ עַמִּ֣י יִשְׂרָאֵ֔ל לֹֽא־אוֹסִ֥יף ע֖וֹד עֲב֥וֹר לֽוֹ׃<text:s/></text:span><text:span text:style-name="T364">‬</text:span>‬<text:span text:style-name="T365">9</text:span><text:span text:style-name="T366"> וְנָשַׁ֙מּוּ֙ בָּמ֣וֹת יִשְׂחָ֔ק וּמִקְדְּשֵׁ֥י יִשְׂרָאֵ֖ל יֶחֱרָ֑בוּ וְקַמְתִּ֛י עַל־בֵּ֥ית יָרָבְעָ֖ם בֶּחָֽרֶב׃<text:s/></text:span><text:span text:style-name="T367">פ<text:s/></text:span><text:span text:style-name="T368">‬</text:span>‬‬‬‬‬‬‬‬‬</text:p>
        <text:soft-page-break/>
        <text:p text:style-name="P369"><text:span text:style-name="T370">10</text:span><text:span text:style-name="T371"> וַיִּשְׁלַ֗ח אֲמַצְיָה֙ כֹּהֵ֣ן בֵּֽית־אֵ֔ל אֶל־יָרָבְעָ֥ם מֶֽלֶךְ־יִשְׂרָאֵ֖ל לֵאמֹ֑ר קָשַׁ֨ר עָלֶ֜יךָ עָמ֗וֹס בְּקֶ֙רֶב֙ בֵּ֣ית יִשְׂרָאֵ֔ל לֹא־תוּכַ֣ל הָאָ֔רֶץ לְהָכִ֖יל אֶת־כָּל־דְּבָרָֽיו׃<text:s/></text:span><text:span text:style-name="T372">‬</text:span>‬<text:span text:style-name="T373">11</text:span><text:span text:style-name="T374"> כִּי־כֹה֙ אָמַ֣ר עָמ֔וֹס בַּחֶ֖רֶב יָמ֣וּת יָרָבְעָ֑ם וְיִ֨שְׂרָאֵ֔ל גָּלֹ֥ה יִגְלֶ֖ה מֵעַ֥ל אַדְמָתֽוֹ׃</text:span><text:span text:style-name="T375"><text:s/>ס<text:s/></text:span><text:span text:style-name="T376">‬</text:span>‬<text:span text:style-name="T377">12</text:span><text:span text:style-name="T378"> וַיֹּ֤אמֶר אֲמַצְיָה֙ אֶל־עָמ֔וֹס חֹזֶ֕ה לֵ֥ךְ בְּרַח־לְךָ֖ אֶל־אֶ֣רֶץ יְהוּדָ֑ה וֶאֱכָל־שָׁ֣ם לֶ֔חֶם וְשָׁ֖ם תִּנָּבֵֽא׃<text:s/></text:span><text:span text:style-name="T379">‬</text:span>‬<text:span text:style-name="T380">13</text:span><text:span text:style-name="T381"> וּבֵֽית־אֵ֔ל לֹֽא־תוֹסִ֥יף ע֖וֹד לְהִנָּבֵ֑א כִּ֤י מִקְדַּשׁ־מֶ֙לֶךְ֙ ה֔וּא וּבֵ֥ית מַמְלָכָ֖ה הֽוּא׃</text:span><text:span text:style-name="T382"><text:s/>ס<text:s/></text:span><text:span text:style-name="T383">‬</text:span>‬<text:span text:style-name="T384">14</text:span><text:span text:style-name="T385"> וַיַּ֤עַן עָמוֹס֙ וַיֹּ֣אמֶר אֶל־אֲמַצְיָ֔ה לֹא־נָבִ֣יא אָנֹ֔כִי וְלֹ֥א בֶן־נָבִ֖יא אָנֹ֑כִי כִּֽי־בוֹקֵ֥ר אָנֹ֖כִי וּבוֹלֵ֥ס שִׁקְמִֽים׃<text:s/></text:span><text:span text:style-name="T386">‬</text:span>‬<text:span text:style-name="T387">15</text:span><text:span text:style-name="T388"> וַיִּקָּחֵ֣נִי יְהוָ֔ה מֵאַחֲרֵ֖י הַצֹּ֑אן וַיֹּ֤אמֶר אֵלַי֙ יְהוָ֔ה לֵ֥ךְ הִנָּבֵ֖א אֶל־עַמִּ֥י יִשְׂרָאֵֽל׃<text:s/></text:span><text:span text:style-name="T389">‬</text:span>‬<text:span text:style-name="T390">16</text:span><text:span text:style-name="T391"> וְעַתָּ֖ה שְׁמַ֣ע דְּבַר־יְהוָ֑ה אַתָּ֣ה אֹמֵ֗ר לֹ֤א תִנָּבֵא֙ עַל־יִשְׂרָאֵ֔ל וְלֹ֥א תַטִּ֖יף עַל־בֵּ֥ית יִשְׂחָֽק׃<text:s/></text:span><text:span text:style-name="T392">‬</text:span>‬<text:span text:style-name="T393">17</text:span><text:span text:style-name="T394"> לָכֵ֞ן כֹּה־אָמַ֣ר יְהוָ֗ה אִשְׁתְּךָ֞ בָּעִ֤יר תִּזְנֶה֙ וּבָנֶ֤יךָ וּבְנֹתֶ֙יךָ֙ בַּחֶ֣רֶב יִפֹּ֔לוּ וְאַדְמָתְךָ֖ בַּחֶ֣בֶל תְּחֻלָּ֑ק וְאַתָּ֗ה עַל־אֲדָמָ֤ה טְמֵאָה֙ תָּמ֔וּת וְיִ֨שְׂרָאֵ֔ל גָּלֹ֥ה יִגְלֶ֖ה מֵעַ֥ל אַדְמָתֽוֹ׃</text:span><text:span text:style-name="T395"><text:s/>ס<text:s/></text:span><text:span text:style-name="T396">‬</text:span>‬‬‬‬‬‬‬‬‬</text:p>
      </text:section>
      <text:section text:name="Sect7" text:style-name="S7">
        <text:p text:style-name="P397">Amos 8</text:p>
        <text:p text:style-name="P398"><text:span text:style-name="T399">1</text:span><text:span text:style-name="T400"> כֹּ֥ה הִרְאַ֖נִי אֲדֹנָ֣י יְהוִ֑ה וְהִנֵּ֖ה כְּל֥וּב קָֽיִץ׃<text:s/></text:span><text:span text:style-name="T401">2</text:span><text:span text:style-name="T402"> וַיֹּ֗אמֶר מָֽה־אַתָּ֤ה רֹאֶה֙ עָמ֔וֹס וָאֹמַ֖ר כְּל֣וּב קָ֑יִץ וַיֹּ֨אמֶר יְהוָ֜ה אֵלַ֗י בָּ֤א הַקֵּץ֙ אֶל־עַמִּ֣י יִשְׂרָאֵ֔ל לֹא־אוֹסִ֥יף ע֖וֹד עֲב֥וֹר לֽוֹ׃<text:s/></text:span><text:span text:style-name="T403">‬</text:span>‬<text:span text:style-name="T404">3</text:span><text:span text:style-name="T405"> וְהֵילִ֜ילוּ שִׁיר֤וֹת הֵיכָל֙ בַּיּ֣וֹם הַה֔וּא נְאֻ֖ם אֲדֹנָ֣י יְהוִ֑ה רַ֣ב הַפֶּ֔גֶר בְּכָל־מָק֖וֹם הִשְׁלִ֥יךְ הָֽס׃<text:s/></text:span><text:span text:style-name="T406">פ<text:s/></text:span><text:span text:style-name="T407">‬</text:span>‬‬‬</text:p>
        <text:p text:style-name="P408"><text:span text:style-name="T409">4</text:span><text:span text:style-name="T410"> שִׁמְעוּ־זֹ֕את הַשֹּׁאֲפִ֖ים אֶבְי֑וֹן וְלַשְׁבִּ֖ית *ענוי־**עֲנִיֵּי־אָֽרֶץ׃<text:s/></text:span><text:span text:style-name="T411">‬</text:span>‬<text:span text:style-name="T412">5</text:span><text:span text:style-name="T413"> לֵאמֹ֗ר מָתַ֞י יַעֲבֹ֤ר הַחֹ֙דֶשׁ֙ וְנַשְׁבִּ֣ירָה שֶּׁ֔בֶר וְהַשַּׁבָּ֖ת וְנִפְתְּחָה־בָּ֑ר לְהַקְטִ֤ין אֵיפָה֙ וּלְהַגְדִּ֣יל שֶׁ֔קֶל וּלְעַוֵּ֖ת מֹאזְנֵ֥י מִרְמָֽה׃<text:s/></text:span><text:span text:style-name="T414">‬</text:span>‬<text:span text:style-name="T415">6</text:span><text:span text:style-name="T416"> לִקְנ֤וֹת בַּכֶּ֙סֶף֙ דַּלִּ֔ים וְאֶבְי֖וֹן בַּעֲב֣וּר נַעֲלָ֑יִם וּמַפַּ֥ל בַּ֖ר נַשְׁבִּֽיר׃<text:s/></text:span><text:span text:style-name="T417">‬</text:span>‬<text:span text:style-name="T418">7</text:span><text:span text:style-name="T419"> נִשְׁבַּ֥ע יְהוָ֖ה בִּגְא֣וֹן יַעֲקֹ֑ב אִם־אֶשְׁכַּ֥ח לָנֶ֖צַח כָּל־מַעֲשֵׂיהֶֽם׃<text:s/></text:span><text:span text:style-name="T420">‬</text:span>‬<text:span text:style-name="T421">8</text:span><text:span text:style-name="T422"> הַ֤עַל זֹאת֙ לֹֽא־תִרְגַּ֣ז הָאָ֔רֶץ וְאָבַ֖ל כָּל־יוֹשֵׁ֣ב בָּ֑הּ וְעָלְתָ֤ה כָאֹר֙ כֻּלָּ֔הּ וְנִגְרְשָׁ֥ה *ונשקה **וְנִשְׁקְעָ֖ה כִּיא֥וֹר מִצְרָֽיִם׃</text:span><text:span text:style-name="T423"><text:s/>ס<text:s/></text:span><text:span text:style-name="T424">‬</text:span>‬<text:span text:style-name="T425">9</text:span><text:span text:style-name="T426"> וְהָיָ֣ה ׀ בַּיּ֣וֹם הַה֗וּא נְאֻם֙ אֲדֹנָ֣י יְהוִ֔ה וְהֵבֵאתִ֥י הַשֶּׁ֖מֶשׁ בַּֽצָּהֳרָ֑יִם וְהַחֲשַׁכְתִּ֥י לָאָ֖רֶץ בְּי֥וֹם אֽוֹר׃<text:s/></text:span><text:span text:style-name="T427">‬</text:span>‬<text:span text:style-name="T428">10</text:span><text:span text:style-name="T429"> וְהָפַכְתִּ֨י חַגֵּיכֶ֜ם לְאֵ֗בֶל וְכָל־שִֽׁירֵיכֶם֙ לְקִינָ֔ה וְהַעֲלֵיתִ֤י עַל־כָּל־מָתְנַ֙יִם֙ שָׂ֔ק וְעַל־כָּל־רֹ֖אשׁ קָרְחָ֑ה וְשַׂמְתִּ֙יהָ֙ כְּאֵ֣בֶל יָחִ֔יד וְאַחֲרִיתָ֖הּ כְּי֥וֹם מָֽר׃<text:s/></text:span><text:span text:style-name="T430">‬</text:span>‬<text:span text:style-name="T431">11</text:span><text:span text:style-name="T432"> הִנֵּ֣ה ׀ יָמִ֣ים בָּאִ֗ים נְאֻם֙ אֲדֹנָ֣י יְהוִ֔ה וְהִשְׁלַחְתִּ֥י רָעָ֖ב בָּאָ֑רֶץ לֹֽא־רָעָ֤ב לַלֶּ֙חֶם֙ וְלֹֽא־צָמָ֣א לַמַּ֔יִם כִּ֣י אִם־לִשְׁמֹ֔עַ אֵ֖ת דִּבְרֵ֥י יְהוָֽה׃<text:s/></text:span><text:span text:style-name="T433">‬</text:span>‬<text:span text:style-name="T434">12</text:span><text:span text:style-name="T435"> וְנָעוּ֙ מִיָּ֣ם עַד־יָ֔ם וּמִצָּפ֖וֹן וְעַד־מִזְרָ֑ח יְשֽׁוֹטְט֛וּ לְבַקֵּ֥שׁ אֶת־דְּבַר־יְהוָ֖ה וְלֹ֥א יִמְצָֽאוּ׃<text:s/></text:span><text:span text:style-name="T436">‬</text:span>‬<text:span text:style-name="T437">13</text:span><text:span text:style-name="T438"> בַּיּ֨וֹם הַה֜וּא תִּ֠תְעַלַּפְנָה הַבְּתוּלֹ֧ת הַיָּפ֛וֹת וְהַבַּחוּרִ֖ים בַּצָּמָֽא׃<text:s/></text:span><text:span text:style-name="T439">‬</text:span>‬<text:span text:style-name="T440">14</text:span><text:span text:style-name="T441"> הַנִּשְׁבָּעִים֙ בְּאַשְׁמַ֣ת שֹֽׁמְר֔וֹן וְאָמְר֗וּ חֵ֤י אֱלֹהֶ֙יךָ֙ דָּ֔ן וְחֵ֖י דֶּ֣רֶךְ בְּאֵֽר־שָׁ֑בַע וְנָפְל֖וּ וְלֹא־יָק֥וּמוּ עֽוֹד׃</text:span><text:span text:style-name="T442"><text:s/>ס<text:s/></text:span><text:span text:style-name="T443">‬</text:span>‬‬‬‬‬‬‬‬‬‬‬‬</text:p>
      </text:section>
      <text:section text:name="Sect8" text:style-name="S8">
        <text:soft-page-break/>
        <text:p text:style-name="P444">Amos 9</text:p>
        <text:p text:style-name="P445"><text:span text:style-name="T446">1</text:span><text:span text:style-name="T447"> רָאִ֨יתִי אֶת־אֲדֹנָ֜י נִצָּ֣ב עַֽל־הַמִּזְבֵּ֗חַ וַיֹּאמֶר֩ הַ֨ךְ הַכַּפְתּ֜וֹר וְיִרְעֲשׁ֣וּ הַסִּפִּ֗ים וּבְצַ֙עַם֙ בְּרֹ֣אשׁ כֻּלָּ֔ם וְאַחֲרִיתָ֖ם בַּחֶ֣רֶב אֶהֱרֹ֑ג לֹֽא־יָנ֤וּס לָהֶם֙ נָ֔ס וְלֹֽא־יִמָּלֵ֥ט לָהֶ֖ם פָּלִֽיט׃<text:s/></text:span><text:span text:style-name="T448">2</text:span><text:span text:style-name="T449"> אִם־יַחְתְּר֣וּ בִשְׁא֔וֹל מִשָּׁ֖ם יָדִ֣י תִקָּחֵ֑ם וְאִֽם־יַעֲלוּ֙ הַשָּׁמַ֔יִם מִשָּׁ֖ם אוֹרִידֵֽם׃<text:s/></text:span><text:span text:style-name="T450">‬</text:span>‬<text:span text:style-name="T451">3</text:span><text:span text:style-name="T452"> וְאִם־יֵחָֽבְאוּ֙ בְּרֹ֣אשׁ הַכַּרְמֶ֔ל מִשָּׁ֥ם אֲחַפֵּ֖שׂ וּלְקַחְתִּ֑ים וְאִם־יִסָּ֨תְר֜וּ מִנֶּ֤גֶד עֵינַי֙ בְּקַרְקַ֣ע הַיָּ֔ם מִשָּׁ֛ם אֲצַוֶּ֥ה אֶת־הַנָּחָ֖שׁ וּנְשָׁכָֽם׃<text:s/></text:span><text:span text:style-name="T453">‬</text:span>‬<text:span text:style-name="T454">4</text:span><text:span text:style-name="T455"> וְאִם־יֵלְכ֤וּ בַשְּׁבִי֙ לִפְנֵ֣י אֹֽיבֵיהֶ֔ם מִשָּׁ֛ם אֲצַוֶּ֥ה אֶת־הַחֶ֖רֶב וַהֲרָגָ֑תַם וְשַׂמְתִּ֨י עֵינִ֧י עֲלֵיהֶ֛ם לְרָעָ֖ה וְלֹ֥א לְטוֹבָֽה׃<text:s/></text:span><text:span text:style-name="T456">‬</text:span>‬<text:span text:style-name="T457">5</text:span><text:span text:style-name="T458"> וַאדֹנָ֨י יְהוִ֜ה הַצְּבָא֗וֹת הַנּוֹגֵ֤עַ בָּאָ֙רֶץ֙ וַתָּמ֔וֹג וְאָבְל֖וּ כָּל־י֣וֹשְׁבֵי בָ֑הּ וְעָלְתָ֤ה כַיְאֹר֙ כֻּלָּ֔הּ וְשָׁקְעָ֖ה כִּיאֹ֥ר מִצְרָֽיִם<text:s/></text:span><text:span text:style-name="T459">‬</text:span>‬<text:span text:style-name="T460">6</text:span><text:span text:style-name="T461"> הַבּוֹנֶ֤ה בַשָּׁמַ֙יִם֙ *מעלותו **מַעֲלוֹתָ֔יו וַאֲגֻדָּת֖וֹ עַל־אֶ֣רֶץ יְסָדָ֑הּ הַקֹּרֵ֣א לְמֵֽי־הַיָּ֗ם וַֽיִּשְׁפְּכֵ֛ם עַל־פְּנֵ֥י הָאָ֖רֶץ יְהוָ֥ה שְׁמֽוֹ׃<text:s/></text:span><text:span text:style-name="T462">‬</text:span>‬<text:span text:style-name="T463">7</text:span><text:span text:style-name="T464"> הֲל֣וֹא כִבְנֵי֩ כֻשִׁיִּ֨ים אַתֶּ֥ם לִ֛י בְּנֵ֥י יִשְׂרָאֵ֖ל נְאֻם־יְהוָ֑ה הֲל֣וֹא אֶת־יִשְׂרָאֵ֗ל הֶעֱלֵ֙יתִי֙ מֵאֶ֣רֶץ מִצְרַ֔יִם וּפְלִשְׁתִּיִּ֥ים מִכַּפְתּ֖וֹר וַאֲרָ֥ם מִקִּֽיר׃<text:s/></text:span><text:span text:style-name="T465">‬</text:span>‬<text:span text:style-name="T466">8</text:span><text:span text:style-name="T467"> הִנֵּ֞ה עֵינֵ֣י ׀ אֲדֹנָ֣י יְהוִ֗ה בַּמַּמְלָכָה֙ הַֽחַטָּאָ֔ה וְהִשְׁמַדְתִּ֣י אֹתָ֔הּ מֵעַ֖ל פְּנֵ֣י הָאֲדָמָ֑ה אֶ֗פֶס כִּ֠י לֹ֣א הַשְׁמֵ֥יד אַשְׁמִ֛יד אֶת־בֵּ֥ית יַעֲקֹ֖ב נְאֻם־יְהוָֽה׃<text:s/></text:span><text:span text:style-name="T468">‬</text:span>‬<text:span text:style-name="T469">9</text:span><text:span text:style-name="T470"> כִּֽי־הִנֵּ֤ה אָֽנֹכִי֙ מְצַוֶּ֔ה וַהֲנִע֥וֹתִי בְכָֽל־הַגּוֹיִ֖ם אֶת־בֵּ֣ית יִשְׂרָאֵ֑ל כַּאֲשֶׁ֤ר יִנּ֙וֹעַ֙ בַּכְּבָרָ֔ה וְלֹֽא־יִפּ֥וֹל צְר֖וֹר אָֽרֶץ׃<text:s/></text:span><text:span text:style-name="T471">‬</text:span>‬<text:span text:style-name="T472">10</text:span><text:span text:style-name="T473"> בַּחֶ֣רֶב יָמ֔וּתוּ כֹּ֖ל חַטָּאֵ֣י עַמִּ֑י הָאֹמְרִ֗ים לֹֽא־תַגִּ֧ישׁ וְתַקְדִּ֛ים בַּעֲדֵ֖ינוּ הָרָעָֽה׃<text:s/></text:span><text:span text:style-name="T474">‬</text:span>‬<text:span text:style-name="T475">11</text:span><text:span text:style-name="T476"> בַּיּ֣וֹם הַה֔וּא אָקִ֛ים אֶת־סֻכַּ֥ת דָּוִ֖יד הַנֹּפֶ֑לֶת וְגָדַרְתִּ֣י אֶת־פִּרְצֵיהֶ֗ן וַהֲרִֽסֹתָיו֙ אָקִ֔ים וּבְנִיתִ֖יהָ כִּימֵ֥י עוֹלָֽם׃<text:s/></text:span><text:span text:style-name="T477">‬</text:span>‬<text:span text:style-name="T478">12</text:span><text:span text:style-name="T479"> לְמַ֨עַן יִֽירְשׁ֜וּ אֶת־שְׁאֵרִ֤ית אֱדוֹם֙ וְכָל־הַגּוֹיִ֔ם אֲשֶׁר־נִקְרָ֥א שְׁמִ֖י עֲלֵיהֶ֑ם נְאֻם־יְהוָ֖ה עֹ֥שֶׂה זֹּֽאת׃<text:s/></text:span><text:span text:style-name="T480">פ<text:s/></text:span><text:span text:style-name="T481">‬</text:span>‬‬‬‬‬‬‬‬‬‬‬‬</text:p>
        <text:p text:style-name="P482"><text:span text:style-name="T483">13</text:span><text:span text:style-name="T484"> הִנֵּ֨ה יָמִ֤ים בָּאִים֙ נְאֻם־יְהוָ֔ה וְנִגַּ֤שׁ חוֹרֵשׁ֙ בַּקֹּצֵ֔ר וְדֹרֵ֥ךְ עֲנָבִ֖ים בְּמֹשֵׁ֣ךְ הַזָּ֑רַע וְהִטִּ֤יפוּ הֶֽהָרִים֙ עָסִ֔יס וְכָל־הַגְּבָע֖וֹת תִּתְמוֹגַֽגְנָה׃<text:s/></text:span><text:span text:style-name="T485">‬</text:span>‬<text:span text:style-name="T486">14</text:span><text:span text:style-name="T487"> וְשַׁבְתִּי֮ אֶת־שְׁב֣וּת עַמִּ֣י יִשְׂרָאֵל֒ וּבָנ֞וּ עָרִ֤ים נְשַׁמּוֹת֙ וְיָשָׁ֔בוּ וְנָטְע֣וּ כְרָמִ֔ים וְשָׁת֖וּ אֶת־יֵינָ֑ם וְעָשׂ֣וּ גַנּ֔וֹת וְאָכְל֖וּ אֶת־פְּרִיהֶֽם׃<text:s/></text:span><text:span text:style-name="T488">‬</text:span>‬<text:span text:style-name="T489">15</text:span><text:span text:style-name="T490"> וּנְטַעְתִּ֖ים עַל־אַדְמָתָ֑ם וְלֹ֨א יִנָּתְשׁ֜וּ ע֗וֹד מֵעַ֤ל אַדְמָתָם֙ אֲשֶׁ֣ר נָתַ֣תִּי לָהֶ֔ם אָמַ֖ר יְהוָ֥ה אֱלֹהֶֽיךָ׃<text:s/></text:span><text:span text:style-name="T491">‬</text:span>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Amos</dc:title>
    <dc:description/>
    <dc:subject/>
    <dc:creator>Adrian Hills</dc:creator>
    <meta:creation-date>2025-03-24T12:51:00Z</meta:creation-date>
    <dc:date>2025-03-24T12:51:00Z</dc:date>
    <meta:template xlink:href="Normal.dotm" xlink:type="simple"/>
    <meta:editing-cycles>2</meta:editing-cycles>
    <meta:editing-duration>PT0S</meta:editing-duration>
    <meta:document-statistic meta:page-count="7" meta:paragraph-count="39" meta:word-count="2928" meta:character-count="19585" meta:row-count="139" meta:non-whitespace-character-count="16696"/>
  </office:meta>
</office:document-meta>
</file>